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b78" officeooo:paragraph-rsid="00144b78"/>
    </style:style>
    <style:style style:name="P2" style:family="paragraph" style:parent-style-name="Standard">
      <style:text-properties officeooo:rsid="0014fe4e" officeooo:paragraph-rsid="0014fe4e"/>
    </style:style>
    <style:style style:name="P3" style:family="paragraph" style:parent-style-name="Standard">
      <style:text-properties officeooo:rsid="001560ff" officeooo:paragraph-rsid="00156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 sur github </text:p>
      <text:p text:style-name="P1"/>
      <text:p text:style-name="P1">Membre github</text:p>
      <text:p text:style-name="P1">comment lancer jouer installer pou utilisateur <text:s/>Ubuntu </text:p>
      <text:p text:style-name="P1">git hub du groupe </text:p>
      <text:p text:style-name="P1">ajouter des argyment exemple : go run arcadia –help </text:p>
      <text:p text:style-name="P1">commenter chaque ligne de code </text:p>
      <text:p text:style-name="P3">respecter le cahier des charge</text:p>
      <text:p text:style-name="P3"/>
      <text:p text:style-name="P1"/>
      <text:p text:style-name="P1"/>
      <text:p text:style-name="P2">ajouter normaltalk</text:p>
      <text:p text:style-name="P2">cipherTalk : bojour == bonjour encrypté ≡ « encrypatage cesare pour decaller les lettre </text:p>
      <text:p text:style-name="P2">robotTalk : bonjour == bonjour en binair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0:46:05.799400416</meta:creation-date>
    <dc:date>2024-09-23T11:13:34.488744400</dc:date>
    <meta:editing-duration>PT17M15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10" meta:word-count="58" meta:character-count="365" meta:non-whitespace-character-count="309"/>
  </office:meta>
</office:document-meta>
</file>